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mpact" style:list-style-name="WWNum1001"/>
    <style:style style:name="P2" style:family="paragraph" style:parent-style-name="Compact" style:list-style-name="WWNum1002"/>
    <style:style style:name="P3" style:family="paragraph" style:parent-style-name="Compact" style:list-style-name="WWNum1003"/>
    <style:style style:name="P4" style:family="paragraph" style:parent-style-name="Compact" style:list-style-name="WWNum1004"/>
    <style:style style:name="P5" style:family="paragraph" style:parent-style-name="Compact" style:list-style-name="WWNum1005"/>
    <style:style style:name="P6" style:family="paragraph" style:parent-style-name="Compact" style:list-style-name="WWNum1006"/>
    <style:style style:name="P7" style:family="paragraph" style:parent-style-name="Compact" style:list-style-name="WWNum1007"/>
    <style:style style:name="P8" style:family="paragraph" style:parent-style-name="Compact" style:list-style-name="WWNum1008"/>
    <style:style style:name="P9" style:family="paragraph" style:parent-style-name="Compact" style:list-style-name="WWNum1009"/>
    <style:style style:name="P10" style:family="paragraph" style:parent-style-name="Compact" style:list-style-name="WWNum1010"/>
    <style:style style:name="P11" style:family="paragraph" style:parent-style-name="Compact" style:list-style-name="WWNum1011"/>
    <style:style style:name="P12" style:family="paragraph" style:parent-style-name="Compact" style:list-style-name="WWNum1012"/>
    <style:style style:name="P13" style:family="paragraph" style:parent-style-name="Compact" style:list-style-name="WWNum1013"/>
    <style:style style:name="P14" style:family="paragraph" style:parent-style-name="Compact" style:list-style-name="WWNum1014"/>
    <style:style style:name="P15" style:family="paragraph" style:parent-style-name="Compact" style:list-style-name="WWNum1015"/>
    <style:style style:name="P16" style:family="paragraph" style:parent-style-name="Compact" style:list-style-name="WWNum1016"/>
    <style:style style:name="P17" style:family="paragraph" style:parent-style-name="Compact" style:list-style-name="WWNum1017"/>
    <style:style style:name="P18" style:family="paragraph" style:parent-style-name="Compact" style:list-style-name="WWNum1018"/>
    <style:style style:name="P19" style:family="paragraph" style:parent-style-name="Compact" style:list-style-name="WWNum1019"/>
    <style:style style:name="P20" style:family="paragraph" style:parent-style-name="Compact" style:list-style-name="WWNum1020"/>
    <style:style style:name="P21" style:family="paragraph" style:parent-style-name="Compact" style:list-style-name="WWNum1021"/>
    <style:style style:name="P22" style:family="paragraph" style:parent-style-name="Compact" style:list-style-name="WWNum1022"/>
    <style:style style:name="P23" style:family="paragraph" style:parent-style-name="Heading_20_3">
      <style:paragraph-properties fo:text-align="center" style:justify-single-word="false"/>
    </style:style>
    <style:style style:name="P2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3"><text:bookmark-start text:name="Xd8529ead998b372255a1303d5b7229c49ec8d8c"/><text:span text:style-name="T1">Structure de Découpage du Travail (WBS) pour le Développement d’un Progiciel E-Learning</text:span></text:h>
      <text:h text:style-name="Heading_20_4" text:outline-level="4"/>
      <text:h text:style-name="Heading_20_4" text:outline-level="4"><text:bookmark-start text:name="X9f24a0676d652f53b5e21dd1dc70ca3cb720701"/>1. <text:span text:style-name="T1">Initialisation du projet</text:span></text:h>
      <text:list xml:id="list811139950" text:style-name="WWNum1001">
        <text:list-item>
          <text:p text:style-name="P1">1.1 Collecte des besoins</text:p>
          <text:list text:style-name="WWNum1002">
            <text:list-item>
              <text:p text:style-name="P2">1.1.1 Identifier les parties prenantes</text:p>
            </text:list-item>
            <text:list-item>
              <text:p text:style-name="P2">1.1.2 Mener des entretiens avec les parties prenantes</text:p>
            </text:list-item>
            <text:list-item>
              <text:p text:style-name="P2">1.1.3 Documenter les exigences fonctionnelles et non fonctionnelles</text:p>
            </text:list-item>
          </text:list>
        </text:list-item>
        <text:list-item>
          <text:p text:style-name="P1">1.2 Étude de faisabilité</text:p>
          <text:list text:style-name="WWNum1003">
            <text:list-item>
              <text:p text:style-name="P3">1.2.1 Analyse de faisabilité technique</text:p>
            </text:list-item>
            <text:list-item>
              <text:p text:style-name="P3">1.2.2 Analyse financière</text:p>
            </text:list-item>
          </text:list>
        </text:list-item>
        <text:list-item>
          <text:p text:style-name="P1">1.3 Approbation et lancement du projet<text:bookmark-end text:name="X9f24a0676d652f53b5e21dd1dc70ca3cb720701"/></text:p>
        </text:list-item>
      </text:list>
      <text:h text:style-name="Heading_20_4" text:outline-level="4"><text:bookmark-start text:name="X1037288db8d1cb3d6e73f9de13b6cdc0f9694e0"/>2. <text:span text:style-name="T1">Conception du système</text:span></text:h>
      <text:list xml:id="list144604776317499" text:continue-list="list811139950" text:style-name="WWNum1004">
        <text:list-item>
          <text:p text:style-name="P4">2.1 Conception de l’architecture système</text:p>
          <text:list text:style-name="WWNum1005">
            <text:list-item>
              <text:p text:style-name="P5">2.1.1 Architecture backend (API, conception de la base de données)</text:p>
            </text:list-item>
            <text:list-item>
              <text:p text:style-name="P5">2.1.2 Design frontend (maquettes, wireframes)</text:p>
            </text:list-item>
          </text:list>
        </text:list-item>
        <text:list-item>
          <text:p text:style-name="P4">2.2 Conception de la base de données</text:p>
          <text:list text:style-name="WWNum1006">
            <text:list-item>
              <text:p text:style-name="P6">2.2.1 Définir le modèle de données</text:p>
            </text:list-item>
            <text:list-item>
              <text:p text:style-name="P6">2.2.2 Créer un diagramme ERD (Diagramme Entité-Relation)</text:p>
            </text:list-item>
          </text:list>
        </text:list-item>
        <text:list-item>
          <text:p text:style-name="P4">2.3 Sélection des technologies</text:p>
          <text:list text:style-name="WWNum1007">
            <text:list-item>
              <text:p text:style-name="P7">2.3.1 Sélection des technologies backend</text:p>
            </text:list-item>
            <text:list-item>
              <text:p text:style-name="P7">2.3.2 Sélection des technologies frontend<text:bookmark-end text:name="X1037288db8d1cb3d6e73f9de13b6cdc0f9694e0"/></text:p>
            </text:list-item>
          </text:list>
        </text:list-item>
      </text:list>
      <text:h text:style-name="Heading_20_4" text:outline-level="4"><text:bookmark-start text:name="X562304b84953ae88cc7c783d42a941992e4908a"/>3. <text:span text:style-name="T1">Développement</text:span></text:h>
      <text:list xml:id="list144603788958849" text:continue-list="list144604776317499" text:style-name="WWNum1008">
        <text:list-item>
          <text:p text:style-name="P8">3.1 Développement backend</text:p>
          <text:list text:style-name="WWNum1009">
            <text:list-item>
              <text:p text:style-name="P9">3.1.1 Mise en place du serveur et de la base de données</text:p>
            </text:list-item>
            <text:list-item>
              <text:p text:style-name="P9">3.1.2 Développer le système d’authentification des utilisateurs</text:p>
            </text:list-item>
            <text:list-item>
              <text:p text:style-name="P9">3.1.3 Développer le système de gestion des cours</text:p>
            </text:list-item>
            <text:list-item>
              <text:p text:style-name="P9">3.1.4 Intégration de l’API</text:p>
            </text:list-item>
          </text:list>
        </text:list-item>
        <text:list-item>
          <text:p text:style-name="P8">3.2 Développement frontend</text:p>
          <text:list text:style-name="WWNum1010">
            <text:list-item>
              <text:p text:style-name="P10">3.2.1 Développer les pages de connexion et d’inscription</text:p>
            </text:list-item>
            <text:list-item>
              <text:p text:style-name="P10">3.2.2 Développer l’interface de navigation des cours</text:p>
            </text:list-item>
            <text:list-item>
              <text:p text:style-name="P10">3.2.3 Développer le tableau de bord utilisateur</text:p>
            </text:list-item>
            <text:list-item>
              <text:p text:style-name="P10">3.2.4 Adaptation pour les appareils mobiles</text:p>
            </text:list-item>
          </text:list>
        </text:list-item>
        <text:list-item>
          <text:p text:style-name="P8">3.3 Intégration et tests</text:p>
          <text:list text:style-name="WWNum1011">
            <text:list-item>
              <text:p text:style-name="P11">3.3.1 Tests unitaires</text:p>
            </text:list-item>
            <text:list-item>
              <text:p text:style-name="P11">3.3.2 Tests d’intégration<text:bookmark-end text:name="X562304b84953ae88cc7c783d42a941992e4908a"/></text:p>
            </text:list-item>
          </text:list>
        </text:list-item>
      </text:list>
      <text:h text:style-name="Heading_20_4" text:outline-level="4"><text:bookmark-start text:name="Xdf9b10e5b6984be630c9389788e86ac7a13fc5d"/><text:soft-page-break/>4. <text:span text:style-name="T1">Tests et validation</text:span></text:h>
      <text:list xml:id="list144603524907412" text:continue-list="list144603788958849" text:style-name="WWNum1012">
        <text:list-item>
          <text:p text:style-name="P12">4.1 Tests fonctionnels</text:p>
          <text:list text:style-name="WWNum1013">
            <text:list-item>
              <text:p text:style-name="P13">4.1.1 Tests des fonctionnalités utilisateurs</text:p>
            </text:list-item>
            <text:list-item>
              <text:p text:style-name="P13">4.1.2 Tests des fonctionnalités administratives</text:p>
            </text:list-item>
          </text:list>
        </text:list-item>
        <text:list-item>
          <text:p text:style-name="P12">4.2 Tests de sécurité</text:p>
          <text:list text:style-name="WWNum1014">
            <text:list-item>
              <text:p text:style-name="P14">4.2.1 Vérification des accès utilisateur</text:p>
            </text:list-item>
            <text:list-item>
              <text:p text:style-name="P14">4.2.2 Tests de sécurité des données</text:p>
            </text:list-item>
          </text:list>
        </text:list-item>
        <text:list-item>
          <text:p text:style-name="P12">4.3 Tests de performance</text:p>
          <text:list text:style-name="WWNum1015">
            <text:list-item>
              <text:p text:style-name="P15">4.3.1 Tests de charge</text:p>
            </text:list-item>
            <text:list-item>
              <text:p text:style-name="P15">4.3.2 Optimisation des performances<text:bookmark-end text:name="Xdf9b10e5b6984be630c9389788e86ac7a13fc5d"/></text:p>
            </text:list-item>
          </text:list>
        </text:list-item>
      </text:list>
      <text:h text:style-name="Heading_20_4" text:outline-level="4"><text:bookmark-start text:name="X898c20ed68edbfb56611ab3449c8f771afee314"/>5. <text:span text:style-name="T1">Déploiement</text:span></text:h>
      <text:list xml:id="list144604604749655" text:continue-list="list144603524907412" text:style-name="WWNum1016">
        <text:list-item>
          <text:p text:style-name="P16">5.1 Installation sur l’infrastructure de l’école</text:p>
          <text:list text:style-name="WWNum1017">
            <text:list-item>
              <text:p text:style-name="P17">5.1.1 Configuration du serveur</text:p>
            </text:list-item>
            <text:list-item>
              <text:p text:style-name="P17">5.1.2 Mise en place du système e-learning</text:p>
            </text:list-item>
          </text:list>
        </text:list-item>
        <text:list-item>
          <text:p text:style-name="P16">5.2 Formation des utilisateurs</text:p>
          <text:list text:style-name="WWNum1018">
            <text:list-item>
              <text:p text:style-name="P18">5.2.1 Formation des enseignants</text:p>
            </text:list-item>
            <text:list-item>
              <text:p text:style-name="P18">5.2.2 Formation des étudiants</text:p>
            </text:list-item>
          </text:list>
        </text:list-item>
        <text:list-item>
          <text:p text:style-name="P16">5.3 Lancement officiel</text:p>
          <text:list text:style-name="WWNum1019">
            <text:list-item>
              <text:p text:style-name="P19">5.3.1 Déploiement progressif</text:p>
            </text:list-item>
            <text:list-item>
              <text:p text:style-name="P19">5.3.2 Collecte des retours utilisateurs<text:bookmark-end text:name="X898c20ed68edbfb56611ab3449c8f771afee314"/></text:p>
            </text:list-item>
          </text:list>
        </text:list-item>
      </text:list>
      <text:h text:style-name="Heading_20_4" text:outline-level="4"><text:bookmark-start text:name="X57b97a6c72f2e8745bff74a6610fb1e1ebb5fc2"/>6. <text:span text:style-name="T1">Suivi et maintenance</text:span></text:h>
      <text:list xml:id="list144604739229805" text:continue-list="list144604604749655" text:style-name="WWNum1020">
        <text:list-item>
          <text:p text:style-name="P20">6.1 Suivi des performances</text:p>
          <text:list text:style-name="WWNum1021">
            <text:list-item>
              <text:p text:style-name="P21">6.1.1 Surveillance du système en temps réel</text:p>
            </text:list-item>
            <text:list-item>
              <text:p text:style-name="P21">6.1.2 Gestion des incidents</text:p>
            </text:list-item>
          </text:list>
        </text:list-item>
        <text:list-item>
          <text:p text:style-name="P20">6.2 Maintenance évolutive</text:p>
          <text:list text:style-name="WWNum1022">
            <text:list-item>
              <text:p text:style-name="P22">6.2.1 Mise à jour des fonctionnalités</text:p>
            </text:list-item>
            <text:list-item>
              <text:p text:style-name="P22">6.2.2 Résolution des bugs<text:bookmark-end text:name="X57b97a6c72f2e8745bff74a6610fb1e1ebb5fc2"/><text:bookmark-end text:name="Xd8529ead998b372255a1303d5b7229c49ec8d8c"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2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2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2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3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3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3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3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4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4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4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5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5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6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5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5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6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7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6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6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7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8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7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7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7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9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8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8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8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0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9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9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9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9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1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0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0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0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0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2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1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1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1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1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3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1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2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2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2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4">
      <text:list-level-style-bullet text:level="1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2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2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3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3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3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3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3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5">
      <text:list-level-style-bullet text:level="1" text:style-name="ListLabel_20_13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3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3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4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4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6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4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4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4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5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5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7">
      <text:list-level-style-bullet text:level="1" text:style-name="ListLabel_20_15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5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5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5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5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5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6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6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6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8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6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6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6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7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9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7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7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7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7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0">
      <text:list-level-style-bullet text:level="1" text:style-name="ListLabel_20_18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8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8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8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8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8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8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8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8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1">
      <text:list-level-style-bullet text:level="1" text:style-name="ListLabel_20_19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9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9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9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9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9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9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9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9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2">
      <text:list-level-style-bullet text:level="1" text:style-name="ListLabel_20_19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0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20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20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20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20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20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20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20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1970-01-01T00:00:00</meta:creation-date>
    <dc:date>2024-10-24T14:46:03.173621130</dc:date>
    <meta:generator>LibreOffice/24.2.6.2$Linux_X86_64 LibreOffice_project/420$Build-2</meta:generator>
    <meta:editing-duration>PT10M52S</meta:editing-duration>
    <meta:editing-cycles>1</meta:editing-cycles>
    <meta:document-statistic meta:table-count="0" meta:image-count="0" meta:object-count="0" meta:page-count="2" meta:paragraph-count="61" meta:word-count="366" meta:character-count="2242" meta:non-whitespace-character-count="1991"/>
    <meta:user-defined meta:name="AppVersion">12.0000</meta:user-defined>
    <meta:template xlink:type="simple" xlink:actuate="onRequest" xlink:title="Normal.dotm" xlink:href=""/>
  </office:meta>
</office:document-meta>
</file>